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  <style:style style:name="P3" style:family="paragraph" style:parent-style-name="Heading_20_3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едьмая часть учебника React направлена на более глубокое изучение продвинутых тем, предоставляя материалы для обучения по более сложным и специфическим аспектам разработки с использованием React.</text:p>
      <text:h text:style-name="P3" text:outline-level="3">Часть 7: Погружение в продвинутые темы React</text:h>
      <text:h text:style-name="P2" text:outline-level="4">20. <text:span text:style-name="Strong_20_Emphasis">Server-Side Rendering (SSR) и React</text:span></text:h>
      <text:p text:style-name="P1">SSR - это метод, при котором React-компоненты рендерятся на стороне сервера перед отправкой HTML-кода клиенту. Это улучшает производительность, SEO и время загрузки страницы. В этой части учебника обсуждается настройка SSR с использованием библиотеки, такой как Next.js, которая облегчает реализацию этого подхода.</text:p>
      <text:h text:style-name="P2" text:outline-level="4">21. <text:span text:style-name="Strong_20_Emphasis">Производительность и оптимизация</text:span></text:h>
      <text:p text:style-name="P1">Разработка производительных приложений - важный аспект для обеспечения удобства использования. В данной части учебника рассматриваются методы оптимизации производительности React-приложений, такие как код-сплиттинг, ленивая загрузка компонентов, мемоизация, уменьшение размера бандлов и улучшение алгоритмов рендеринга.</text:p>
      <text:h text:style-name="P2" text:outline-level="4">22. <text:span text:style-name="Strong_20_Emphasis">Расширенные паттерны разработки</text:span></text:h>
      <text:p text:style-name="P1">Здесь обсуждаются более сложные и элегантные паттерны разработки в React, такие как Higher Order Components (HOC), Render Props, композиция компонентов, контейнерные компоненты и архитектурные паттерны, способствующие лучшей организации и повторному использованию кода.</text:p>
      <text:h text:style-name="P2" text:outline-level="4">23. <text:span text:style-name="Strong_20_Emphasis">Расширение функциональности React</text:span></text:h>
      <text:p text:style-name="P1">Этот раздел углубляется в расширение функциональности React с использованием библиотек и инструментов, таких как React Native для мобильной разработки, библиотеки анимаций, библиотеки для работы с формами и другие инструменты, которые позволяют расширить возможности React.</text:p>
      <text:p text:style-name="P1">Эта часть учебника предоставляет студентам более глубокое понимание сложных аспектов React и его расширенных возможностей, помогая им стать более компетентными и уверенными в создании сложных приложений и применении передовых техник разработк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9:32:05.32</dc:date>
    <meta:document-statistic meta:table-count="0" meta:image-count="0" meta:object-count="0" meta:page-count="1" meta:paragraph-count="11" meta:word-count="221" meta:character-count="1806"/>
    <dc:creator>Dima Wide</dc:creator>
    <meta:user-defined meta:name="Info 1"/>
    <meta:user-defined meta:name="Info 2"/>
    <meta:user-defined meta:name="Info 3"/>
    <meta:user-defined meta:name="Info 4"/>
  </office:meta>
</office:document-meta>
</file>